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4.955cm"/>
    </style:style>
    <style:style style:name="co6" style:family="table-column">
      <style:table-column-properties fo:break-before="auto" style:column-width="5.283cm"/>
    </style:style>
    <style:style style:name="co7" style:family="table-column">
      <style:table-column-properties fo:break-before="auto" style:column-width="5.364cm"/>
    </style:style>
    <style:style style:name="co8" style:family="table-column">
      <style:table-column-properties fo:break-before="auto" style:column-width="7.488cm"/>
    </style:style>
    <style:style style:name="co9" style:family="table-column">
      <style:table-column-properties fo:break-before="auto" style:column-width="6.15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39.463cm" svg:y="0cm">
            <draw:object draw:notify-on-update-of-ranges="Sheet1.B1:Sheet1.B1 Sheet1.B2:Sheet1.B6 Sheet1.C1:Sheet1.C1 Sheet1.C2:Sheet1.C6 Sheet1.D1:Sheet1.D1 Sheet1.D2:Sheet1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55.51cm" svg:y="0cm">
            <draw:object draw:notify-on-update-of-ranges="Sheet1.B1:Sheet1.B1 Sheet1.B9:Sheet1.B13 Sheet1.C1:Sheet1.C1 Sheet1.C9:Sheet1.C13 Sheet1.D1:Sheet1.D1 Sheet1.D9:Sheet1.D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71.514cm" svg:y="0cm">
            <draw:object draw:notify-on-update-of-ranges="Sheet1.B1:Sheet1.B1 Sheet1.B16:Sheet1.B20 Sheet1.C1:Sheet1.C1 Sheet1.C16:Sheet1.C20 Sheet1.D1:Sheet1.D1 Sheet1.D16:Sheet1.D2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39.612cm" svg:y="8.972cm">
            <draw:object draw:notify-on-update-of-ranges="Sheet1.B1:Sheet1.B1 Sheet1.B23:Sheet1.B27 Sheet1.C1:Sheet1.C1 Sheet1.C23:Sheet1.C27 Sheet1.D1:Sheet1.D1 Sheet1.D23:Sheet1.D2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55.537cm" svg:y="8.812cm">
            <draw:object draw:notify-on-update-of-ranges="Sheet1.B1:Sheet1.B1 Sheet1.B30:Sheet1.B34 Sheet1.C1:Sheet1.C1 Sheet1.C30:Sheet1.C34 Sheet1.D1:Sheet1.D1 Sheet1.D30:Sheet1.D3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71.421cm" svg:y="8.813cm">
            <draw:object draw:notify-on-update-of-ranges="Sheet1.B1:Sheet1.B1 Sheet1.B37:Sheet1.B41 Sheet1.C1:Sheet1.C1 Sheet1.C37:Sheet1.C41 Sheet1.D1:Sheet1.D1 Sheet1.D37:Sheet1.D4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TIEMPO s</text:p>
          </table:table-cell>
          <table:table-cell office:value-type="string" calcext:value-type="string">
            <text:p>USB3.0</text:p>
          </table:table-cell>
          <table:table-cell office:value-type="string" calcext:value-type="string">
            <text:p>DISCOEXTRAIBLE</text:p>
          </table:table-cell>
          <table:table-cell office:value-type="string" calcext:value-type="string">
            <text:p>USB2.0</text:p>
          </table:table-cell>
          <table:table-cell office:value-type="string" calcext:value-type="string">
            <text:p>MEDIA B</text:p>
          </table:table-cell>
          <table:table-cell office:value-type="string" calcext:value-type="string">
            <text:p>DESVIACIÓN TÍPICA B</text:p>
          </table:table-cell>
          <table:table-cell office:value-type="string" calcext:value-type="string">
            <text:p>VALOR CONFIANZA B</text:p>
          </table:table-cell>
          <table:table-cell office:value-type="string" calcext:value-type="string">
            <text:p>INTERVALO CONFIANZA B(a)</text:p>
          </table:table-cell>
          <table:table-cell office:value-type="string" calcext:value-type="string">
            <text:p>INTERVALO CONFIANZA B(b)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.827" calcext:value-type="float">
            <text:p>224.827</text:p>
          </table:table-cell>
          <table:table-cell office:value-type="float" office:value="73.0471" calcext:value-type="float">
            <text:p>73.0471</text:p>
          </table:table-cell>
          <table:table-cell office:value-type="float" office:value="253.679" calcext:value-type="float">
            <text:p>253.679</text:p>
          </table:table-cell>
          <table:table-cell table:formula="of:=AVERAGE([.B2:.B6])" office:value-type="float" office:value="237.5246" calcext:value-type="float">
            <text:p/>
          </table:table-cell>
          <table:table-cell table:formula="of:=STDEV([.B2:.B6])" office:value-type="float" office:value="7.31764527016717" calcext:value-type="float">
            <text:p/>
          </table:table-cell>
          <table:table-cell table:formula="of:=COM.MICROSOFT.CONFIDENCE.T(0.05;[.F2];5)" office:value-type="float" office:value="9.08605668359264" calcext:value-type="float">
            <text:p/>
          </table:table-cell>
          <table:table-cell table:formula="of:=[.E2]-[.G2]" office:value-type="float" office:value="228.438543316407" calcext:value-type="float">
            <text:p/>
          </table:table-cell>
          <table:table-cell table:style-name="ce2" table:formula="of:=[.E2]+[.G2]" office:value-type="float" office:value="246.610656683593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.093" calcext:value-type="float">
            <text:p>238.093</text:p>
          </table:table-cell>
          <table:table-cell office:value-type="float" office:value="63.5761" calcext:value-type="float">
            <text:p>63.5761</text:p>
          </table:table-cell>
          <table:table-cell office:value-type="float" office:value="270.637" calcext:value-type="float">
            <text:p>270.637</text:p>
          </table:table-cell>
          <table:table-cell office:value-type="string" calcext:value-type="string">
            <text:p><text:s/>MEDIA C</text:p>
          </table:table-cell>
          <table:table-cell office:value-type="string" calcext:value-type="string">
            <text:p>DESVIACIÓN TÍPICA C</text:p>
          </table:table-cell>
          <table:table-cell office:value-type="string" calcext:value-type="string">
            <text:p>VALOR CONFIANZA C</text:p>
          </table:table-cell>
          <table:table-cell office:value-type="string" calcext:value-type="string">
            <text:p>INTERVALO CONFIANZA C(a)</text:p>
          </table:table-cell>
          <table:table-cell office:value-type="string" calcext:value-type="string">
            <text:p>INTERVALO CONFIANZA C(b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0.019" calcext:value-type="float">
            <text:p>240.019</text:p>
          </table:table-cell>
          <table:table-cell office:value-type="float" office:value="63.2625" calcext:value-type="float">
            <text:p>63.2625</text:p>
          </table:table-cell>
          <table:table-cell office:value-type="float" office:value="299.595" calcext:value-type="float">
            <text:p>299.595</text:p>
          </table:table-cell>
          <table:table-cell table:formula="of:=AVERAGE([.C2:.C6])" office:value-type="float" office:value="65.91118" calcext:value-type="float">
            <text:p/>
          </table:table-cell>
          <table:table-cell table:formula="of:=STDEV([.C2:.C6])" office:value-type="float" office:value="4.62086263072167" calcext:value-type="float">
            <text:p/>
          </table:table-cell>
          <table:table-cell table:formula="of:=COM.MICROSOFT.CONFIDENCE.T(0.05;[.F4];5)" office:value-type="float" office:value="5.73755876921223" calcext:value-type="float">
            <text:p/>
          </table:table-cell>
          <table:table-cell table:formula="of:=[.E4]-[.G4]" office:value-type="float" office:value="60.1736212307878" calcext:value-type="float">
            <text:p/>
          </table:table-cell>
          <table:table-cell table:style-name="ce2" table:formula="of:=[.E4]+[.G4]" office:value-type="float" office:value="71.6487387692122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2.304" calcext:value-type="float">
            <text:p>242.304</text:p>
          </table:table-cell>
          <table:table-cell office:value-type="float" office:value="61.6963" calcext:value-type="float">
            <text:p>61.6963</text:p>
          </table:table-cell>
          <table:table-cell office:value-type="float" office:value="293.076" calcext:value-type="float">
            <text:p>293.076</text:p>
          </table:table-cell>
          <table:table-cell office:value-type="string" calcext:value-type="string">
            <text:p><text:s/>MEDIA D</text:p>
          </table:table-cell>
          <table:table-cell office:value-type="string" calcext:value-type="string">
            <text:p>DESVIACIÓN TÍPICA D</text:p>
          </table:table-cell>
          <table:table-cell office:value-type="string" calcext:value-type="string">
            <text:p>VALOR CONFIANZA D</text:p>
          </table:table-cell>
          <table:table-cell office:value-type="string" calcext:value-type="string">
            <text:p>INTERVALO CONFIANZA D(a)</text:p>
          </table:table-cell>
          <table:table-cell office:value-type="string" calcext:value-type="string">
            <text:p>INTERVALO CONFIANZA D(b)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2.38" calcext:value-type="float">
            <text:p>242.38</text:p>
          </table:table-cell>
          <table:table-cell office:value-type="float" office:value="67.9739" calcext:value-type="float">
            <text:p>67.9739</text:p>
          </table:table-cell>
          <table:table-cell office:value-type="float" office:value="314.684" calcext:value-type="float">
            <text:p>314.684</text:p>
          </table:table-cell>
          <table:table-cell table:formula="of:=AVERAGE([.D2:.D6])" office:value-type="float" office:value="286.3342" calcext:value-type="float">
            <text:p/>
          </table:table-cell>
          <table:table-cell table:formula="of:=STDEV([.D2:.D6])" office:value-type="float" office:value="24.1752767243728" calcext:value-type="float">
            <text:p/>
          </table:table-cell>
          <table:table-cell table:formula="of:=COM.MICROSOFT.CONFIDENCE.T(0.05;[.F6];5)" office:value-type="float" office:value="30.0175707552671" calcext:value-type="float">
            <text:p/>
          </table:table-cell>
          <table:table-cell table:formula="of:=[.E6]-[.G6]" office:value-type="float" office:value="256.316629244733" calcext:value-type="float">
            <text:p/>
          </table:table-cell>
          <table:table-cell table:style-name="ce2" table:formula="of:=[.E6]+[.G6]" office:value-type="float" office:value="316.351770755267" calcext:value-type="float">
            <text:p/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EDIA B</text:p>
          </table:table-cell>
          <table:table-cell office:value-type="string" calcext:value-type="string">
            <text:p>DESVIACIÓN TÍPICA B</text:p>
          </table:table-cell>
          <table:table-cell office:value-type="string" calcext:value-type="string">
            <text:p>VALOR CONFIANZA B</text:p>
          </table:table-cell>
          <table:table-cell office:value-type="string" calcext:value-type="string">
            <text:p>INTERVALO CONFIANZA B(a)</text:p>
          </table:table-cell>
          <table:table-cell office:value-type="string" calcext:value-type="string">
            <text:p>INTERVALO CONFIANZA B(b)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.2158" calcext:value-type="float">
            <text:p>39.2158</text:p>
          </table:table-cell>
          <table:table-cell office:value-type="float" office:value="85.5879" calcext:value-type="float">
            <text:p>85.5879</text:p>
          </table:table-cell>
          <table:table-cell office:value-type="float" office:value="134.683" calcext:value-type="float">
            <text:p>134.683</text:p>
          </table:table-cell>
          <table:table-cell table:formula="of:=AVERAGE([.B9:.B13])" office:value-type="float" office:value="39.51056" calcext:value-type="float">
            <text:p/>
          </table:table-cell>
          <table:table-cell table:formula="of:=STDEV([.B9:.B13])" office:value-type="float" office:value="1.34698364800765" calcext:value-type="float">
            <text:p/>
          </table:table-cell>
          <table:table-cell table:formula="of:=COM.MICROSOFT.CONFIDENCE.T(0.05;[.F9];5)" office:value-type="float" office:value="1.67250110190027" calcext:value-type="float">
            <text:p/>
          </table:table-cell>
          <table:table-cell table:formula="of:=[.E9]-[.G9]" office:value-type="float" office:value="37.8380588980997" calcext:value-type="float">
            <text:p/>
          </table:table-cell>
          <table:table-cell table:style-name="ce2" table:formula="of:=[.E9]+[.G9]" office:value-type="float" office:value="41.1830611019003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97" calcext:value-type="float">
            <text:p>37.97</text:p>
          </table:table-cell>
          <table:table-cell office:value-type="float" office:value="94.0525" calcext:value-type="float">
            <text:p>94.0525</text:p>
          </table:table-cell>
          <table:table-cell office:value-type="float" office:value="134.744" calcext:value-type="float">
            <text:p>134.744</text:p>
          </table:table-cell>
          <table:table-cell office:value-type="string" calcext:value-type="string">
            <text:p><text:s/>MEDIA C</text:p>
          </table:table-cell>
          <table:table-cell office:value-type="string" calcext:value-type="string">
            <text:p>DESVIACIÓN TÍPICA C</text:p>
          </table:table-cell>
          <table:table-cell office:value-type="string" calcext:value-type="string">
            <text:p>VALOR CONFIANZA C</text:p>
          </table:table-cell>
          <table:table-cell office:value-type="string" calcext:value-type="string">
            <text:p>INTERVALO CONFIANZA C(a)</text:p>
          </table:table-cell>
          <table:table-cell office:value-type="string" calcext:value-type="string">
            <text:p>INTERVALO CONFIANZA C(b)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489" calcext:value-type="float">
            <text:p>41.489</text:p>
          </table:table-cell>
          <table:table-cell office:value-type="float" office:value="96.4047" calcext:value-type="float">
            <text:p>96.4047</text:p>
          </table:table-cell>
          <table:table-cell office:value-type="float" office:value="141.512" calcext:value-type="float">
            <text:p>141.512</text:p>
          </table:table-cell>
          <table:table-cell table:formula="of:=AVERAGE([.C9:.C13])" office:value-type="float" office:value="92.03716" calcext:value-type="float">
            <text:p/>
          </table:table-cell>
          <table:table-cell table:formula="of:=STDEV([.C9:.C13])" office:value-type="float" office:value="4.18308957326998" calcext:value-type="float">
            <text:p/>
          </table:table-cell>
          <table:table-cell table:formula="of:=COM.MICROSOFT.CONFIDENCE.T(0.05;[.F11];5)" office:value-type="float" office:value="5.19399172439088" calcext:value-type="float">
            <text:p/>
          </table:table-cell>
          <table:table-cell table:formula="of:=[.E11]-[.G11]" office:value-type="float" office:value="86.8431682756091" calcext:value-type="float">
            <text:p/>
          </table:table-cell>
          <table:table-cell table:style-name="ce2" table:formula="of:=[.E11]+[.G11]" office:value-type="float" office:value="97.2311517243909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0996" calcext:value-type="float">
            <text:p>40.0996</text:p>
          </table:table-cell>
          <table:table-cell office:value-type="float" office:value="90.4485" calcext:value-type="float">
            <text:p>90.4485</text:p>
          </table:table-cell>
          <table:table-cell office:value-type="float" office:value="140.747" calcext:value-type="float">
            <text:p>140.747</text:p>
          </table:table-cell>
          <table:table-cell office:value-type="string" calcext:value-type="string">
            <text:p><text:s/>MEDIA D</text:p>
          </table:table-cell>
          <table:table-cell office:value-type="string" calcext:value-type="string">
            <text:p>DESVIACIÓN TÍPICA D</text:p>
          </table:table-cell>
          <table:table-cell office:value-type="string" calcext:value-type="string">
            <text:p>VALOR CONFIANZA D</text:p>
          </table:table-cell>
          <table:table-cell office:value-type="string" calcext:value-type="string">
            <text:p>INTERVALO CONFIANZA D(a)</text:p>
          </table:table-cell>
          <table:table-cell office:value-type="string" calcext:value-type="string">
            <text:p>INTERVALO CONFIANZA D(b)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.7784" calcext:value-type="float">
            <text:p>38.7784</text:p>
          </table:table-cell>
          <table:table-cell office:value-type="float" office:value="93.6922" calcext:value-type="float">
            <text:p>93.6922</text:p>
          </table:table-cell>
          <table:table-cell office:value-type="float" office:value="142.632" calcext:value-type="float">
            <text:p>142.632</text:p>
          </table:table-cell>
          <table:table-cell table:formula="of:=AVERAGE([.D9:.D13])" office:value-type="float" office:value="138.8636" calcext:value-type="float">
            <text:p/>
          </table:table-cell>
          <table:table-cell table:formula="of:=STDEV([.D9:.D13])" office:value-type="float" office:value="3.8474204735121" calcext:value-type="float">
            <text:p/>
          </table:table-cell>
          <table:table-cell table:formula="of:=COM.MICROSOFT.CONFIDENCE.T(0.05;[.F13];5)" office:value-type="float" office:value="4.77720348791205" calcext:value-type="float">
            <text:p/>
          </table:table-cell>
          <table:table-cell table:formula="of:=[.E13]-[.G13]" office:value-type="float" office:value="134.086396512088" calcext:value-type="float">
            <text:p/>
          </table:table-cell>
          <table:table-cell table:style-name="ce2" table:formula="of:=[.E13]+[.G13]" office:value-type="float" office:value="143.640803487912" calcext:value-type="float">
            <text:p/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EDIA B</text:p>
          </table:table-cell>
          <table:table-cell office:value-type="string" calcext:value-type="string">
            <text:p>DESVIACIÓN TÍPICA B</text:p>
          </table:table-cell>
          <table:table-cell office:value-type="string" calcext:value-type="string">
            <text:p>VALOR CONFIANZA B</text:p>
          </table:table-cell>
          <table:table-cell office:value-type="string" calcext:value-type="string">
            <text:p>INTERVALO CONFIANZA B(a)</text:p>
          </table:table-cell>
          <table:table-cell office:value-type="string" calcext:value-type="string">
            <text:p>INTERVALO CONFIANZA B(b)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3.8" calcext:value-type="float">
            <text:p>243.8</text:p>
          </table:table-cell>
          <table:table-cell office:value-type="float" office:value="102.44" calcext:value-type="float">
            <text:p>102.44</text:p>
          </table:table-cell>
          <table:table-cell office:value-type="float" office:value="285.791" calcext:value-type="float">
            <text:p>285.791</text:p>
          </table:table-cell>
          <table:table-cell table:formula="of:=AVERAGE([.B16:.B20])" office:value-type="float" office:value="241.2808" calcext:value-type="float">
            <text:p/>
          </table:table-cell>
          <table:table-cell table:formula="of:=STDEV([.B16:.B20])" office:value-type="float" office:value="1.84225505834561" calcext:value-type="float">
            <text:p/>
          </table:table-cell>
          <table:table-cell table:formula="of:=COM.MICROSOFT.CONFIDENCE.T(0.05;[.F16];5)" office:value-type="float" office:value="2.28746178145652" calcext:value-type="float">
            <text:p/>
          </table:table-cell>
          <table:table-cell table:formula="of:=[.E16]-[.G16]" office:value-type="float" office:value="238.993338218543" calcext:value-type="float">
            <text:p/>
          </table:table-cell>
          <table:table-cell table:style-name="ce2" table:formula="of:=[.E16]+[.G16]" office:value-type="float" office:value="243.568261781457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1.279" calcext:value-type="float">
            <text:p>241.279</text:p>
          </table:table-cell>
          <table:table-cell office:value-type="float" office:value="99.1634" calcext:value-type="float">
            <text:p>99.1634</text:p>
          </table:table-cell>
          <table:table-cell office:value-type="float" office:value="289.434" calcext:value-type="float">
            <text:p>289.434</text:p>
          </table:table-cell>
          <table:table-cell office:value-type="string" calcext:value-type="string">
            <text:p><text:s/>MEDIA C</text:p>
          </table:table-cell>
          <table:table-cell office:value-type="string" calcext:value-type="string">
            <text:p>DESVIACIÓN TÍPICA C</text:p>
          </table:table-cell>
          <table:table-cell office:value-type="string" calcext:value-type="string">
            <text:p>VALOR CONFIANZA C</text:p>
          </table:table-cell>
          <table:table-cell office:value-type="string" calcext:value-type="string">
            <text:p>INTERVALO CONFIANZA C(a)</text:p>
          </table:table-cell>
          <table:table-cell office:value-type="string" calcext:value-type="string">
            <text:p>INTERVALO CONFIANZA C(b)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.246" calcext:value-type="float">
            <text:p>240.246</text:p>
          </table:table-cell>
          <table:table-cell office:value-type="float" office:value="82.0654" calcext:value-type="float">
            <text:p>82.0654</text:p>
          </table:table-cell>
          <table:table-cell office:value-type="float" office:value="311.518" calcext:value-type="float">
            <text:p>311.518</text:p>
          </table:table-cell>
          <table:table-cell table:formula="of:=AVERAGE([.C16:.C20])" office:value-type="float" office:value="90.89134" calcext:value-type="float">
            <text:p/>
          </table:table-cell>
          <table:table-cell table:formula="of:=STDEV([.C16:.C20])" office:value-type="float" office:value="10.7523000677994" calcext:value-type="float">
            <text:p/>
          </table:table-cell>
          <table:table-cell table:formula="of:=COM.MICROSOFT.CONFIDENCE.T(0.05;[.F18];5)" office:value-type="float" office:value="13.3507438920705" calcext:value-type="float">
            <text:p/>
          </table:table-cell>
          <table:table-cell table:formula="of:=[.E18]-[.G18]" office:value-type="float" office:value="77.5405961079295" calcext:value-type="float">
            <text:p/>
          </table:table-cell>
          <table:table-cell table:style-name="ce2" table:formula="of:=[.E18]+[.G18]" office:value-type="float" office:value="104.24208389207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8.949" calcext:value-type="float">
            <text:p>238.949</text:p>
          </table:table-cell>
          <table:table-cell office:value-type="float" office:value="93.2141" calcext:value-type="float">
            <text:p>93.2141</text:p>
          </table:table-cell>
          <table:table-cell office:value-type="float" office:value="295.907" calcext:value-type="float">
            <text:p>295.907</text:p>
          </table:table-cell>
          <table:table-cell office:value-type="string" calcext:value-type="string">
            <text:p><text:s/>MEDIA D</text:p>
          </table:table-cell>
          <table:table-cell office:value-type="string" calcext:value-type="string">
            <text:p>DESVIACIÓN TÍPICA D</text:p>
          </table:table-cell>
          <table:table-cell office:value-type="string" calcext:value-type="string">
            <text:p>VALOR CONFIANZA D</text:p>
          </table:table-cell>
          <table:table-cell office:value-type="string" calcext:value-type="string">
            <text:p>INTERVALO CONFIANZA D(a)</text:p>
          </table:table-cell>
          <table:table-cell office:value-type="string" calcext:value-type="string">
            <text:p>INTERVALO CONFIANZA D(b)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2.13" calcext:value-type="float">
            <text:p>242.13</text:p>
          </table:table-cell>
          <table:table-cell office:value-type="float" office:value="77.5738" calcext:value-type="float">
            <text:p>77.5738</text:p>
          </table:table-cell>
          <table:table-cell office:value-type="float" office:value="295.404" calcext:value-type="float">
            <text:p>295.404</text:p>
          </table:table-cell>
          <table:table-cell table:formula="of:=AVERAGE([.D16:.D20])" office:value-type="float" office:value="295.6108" calcext:value-type="float">
            <text:p/>
          </table:table-cell>
          <table:table-cell table:formula="of:=STDEV([.D16:.D20])" office:value-type="float" office:value="9.84569503387139" calcext:value-type="float">
            <text:p/>
          </table:table-cell>
          <table:table-cell table:formula="of:=COM.MICROSOFT.CONFIDENCE.T(0.05;[.F20];5)" office:value-type="float" office:value="12.2250450608517" calcext:value-type="float">
            <text:p/>
          </table:table-cell>
          <table:table-cell table:formula="of:=[.E20]-[.G20]" office:value-type="float" office:value="283.385754939148" calcext:value-type="float">
            <text:p/>
          </table:table-cell>
          <table:table-cell table:style-name="ce2" table:formula="of:=[.E20]+[.G20]" office:value-type="float" office:value="307.835845060852" calcext:value-type="float">
            <text:p/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VELOCIDAD MB/s</text:p>
          </table:table-cell>
          <table:table-cell table:number-columns-repeated="3"/>
          <table:table-cell office:value-type="string" calcext:value-type="string">
            <text:p>MEDIA B</text:p>
          </table:table-cell>
          <table:table-cell office:value-type="string" calcext:value-type="string">
            <text:p>DESVIACIÓN TÍPICA B</text:p>
          </table:table-cell>
          <table:table-cell office:value-type="string" calcext:value-type="string">
            <text:p>VALOR CONFIANZA B</text:p>
          </table:table-cell>
          <table:table-cell office:value-type="string" calcext:value-type="string">
            <text:p>INTERVALO CONFIANZA B(a)</text:p>
          </table:table-cell>
          <table:table-cell office:value-type="string" calcext:value-type="string">
            <text:p>INTERVALO CONFIANZA B(b)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0922" calcext:value-type="float">
            <text:p>9.10922</text:p>
          </table:table-cell>
          <table:table-cell office:value-type="float" office:value="28.0367" calcext:value-type="float">
            <text:p>28.0367</text:p>
          </table:table-cell>
          <table:table-cell office:value-type="float" office:value="8.07319" calcext:value-type="float">
            <text:p>8.07319</text:p>
          </table:table-cell>
          <table:table-cell table:formula="of:=AVERAGE([.B23:.B27])" office:value-type="float" office:value="8.62906" calcext:value-type="float">
            <text:p/>
          </table:table-cell>
          <table:table-cell table:formula="of:=STDEV([.B23:.B27])" office:value-type="float" office:value="0.275730448082906" calcext:value-type="float">
            <text:p/>
          </table:table-cell>
          <table:table-cell table:formula="of:=COM.MICROSOFT.CONFIDENCE.T(0.05;[.F23];5)" office:value-type="float" office:value="0.342364570593136" calcext:value-type="float">
            <text:p/>
          </table:table-cell>
          <table:table-cell table:formula="of:=[.E23]-[.G23]" office:value-type="float" office:value="8.28669542940686" calcext:value-type="float">
            <text:p/>
          </table:table-cell>
          <table:table-cell table:style-name="ce2" table:formula="of:=[.E23]+[.G23]" office:value-type="float" office:value="8.97142457059314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017" calcext:value-type="float">
            <text:p>8.6017</text:p>
          </table:table-cell>
          <table:table-cell office:value-type="float" office:value="32.2133" calcext:value-type="float">
            <text:p>32.2133</text:p>
          </table:table-cell>
          <table:table-cell office:value-type="float" office:value="7.56734" calcext:value-type="float">
            <text:p>7.56734</text:p>
          </table:table-cell>
          <table:table-cell office:value-type="string" calcext:value-type="string">
            <text:p><text:s/>MEDIA C</text:p>
          </table:table-cell>
          <table:table-cell office:value-type="string" calcext:value-type="string">
            <text:p>DESVIACIÓN TÍPICA C</text:p>
          </table:table-cell>
          <table:table-cell office:value-type="string" calcext:value-type="string">
            <text:p>VALOR CONFIANZA C</text:p>
          </table:table-cell>
          <table:table-cell office:value-type="string" calcext:value-type="string">
            <text:p>INTERVALO CONFIANZA C(a)</text:p>
          </table:table-cell>
          <table:table-cell office:value-type="string" calcext:value-type="string">
            <text:p>INTERVALO CONFIANZA C(b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53266" calcext:value-type="float">
            <text:p>8.53266</text:p>
          </table:table-cell>
          <table:table-cell office:value-type="float" office:value="32.373" calcext:value-type="float">
            <text:p>32.373</text:p>
          </table:table-cell>
          <table:table-cell office:value-type="float" office:value="6.83589" calcext:value-type="float">
            <text:p>6.83589</text:p>
          </table:table-cell>
          <table:table-cell table:formula="of:=AVERAGE([.C23:.C27])" office:value-type="float" office:value="31.18942" calcext:value-type="float">
            <text:p/>
          </table:table-cell>
          <table:table-cell table:formula="of:=STDEV([.C23:.C27])" office:value-type="float" office:value="2.0937318206972" calcext:value-type="float">
            <text:p/>
          </table:table-cell>
          <table:table-cell table:formula="of:=COM.MICROSOFT.CONFIDENCE.T(0.05;[.F25];5)" office:value-type="float" office:value="2.59971142365333" calcext:value-type="float">
            <text:p/>
          </table:table-cell>
          <table:table-cell table:formula="of:=[.E25]-[.G25]" office:value-type="float" office:value="28.5897085763467" calcext:value-type="float">
            <text:p/>
          </table:table-cell>
          <table:table-cell table:style-name="ce2" table:formula="of:=[.E25]+[.G25]" office:value-type="float" office:value="33.7891314236533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45218" calcext:value-type="float">
            <text:p>8.45218</text:p>
          </table:table-cell>
          <table:table-cell office:value-type="float" office:value="33.1949" calcext:value-type="float">
            <text:p>33.1949</text:p>
          </table:table-cell>
          <table:table-cell office:value-type="float" office:value="6.98795" calcext:value-type="float">
            <text:p>6.98795</text:p>
          </table:table-cell>
          <table:table-cell office:value-type="string" calcext:value-type="string">
            <text:p><text:s/>MEDIA D</text:p>
          </table:table-cell>
          <table:table-cell office:value-type="string" calcext:value-type="string">
            <text:p>DESVIACIÓN TÍPICA D</text:p>
          </table:table-cell>
          <table:table-cell office:value-type="string" calcext:value-type="string">
            <text:p>VALOR CONFIANZA D</text:p>
          </table:table-cell>
          <table:table-cell office:value-type="string" calcext:value-type="string">
            <text:p>INTERVALO CONFIANZA D(a)</text:p>
          </table:table-cell>
          <table:table-cell office:value-type="string" calcext:value-type="string">
            <text:p>INTERVALO CONFIANZA D(b)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44954" calcext:value-type="float">
            <text:p>8.44954</text:p>
          </table:table-cell>
          <table:table-cell office:value-type="float" office:value="30.1292" calcext:value-type="float">
            <text:p>30.1292</text:p>
          </table:table-cell>
          <table:table-cell office:value-type="float" office:value="6.50812" calcext:value-type="float">
            <text:p>6.50812</text:p>
          </table:table-cell>
          <table:table-cell table:formula="of:=AVERAGE([.D23:.D27])" office:value-type="float" office:value="7.194498" calcext:value-type="float">
            <text:p/>
          </table:table-cell>
          <table:table-cell table:formula="of:=STDEV([.D23:.D27])" office:value-type="float" office:value="0.623194857303878" calcext:value-type="float">
            <text:p/>
          </table:table-cell>
          <table:table-cell table:formula="of:=COM.MICROSOFT.CONFIDENCE.T(0.05;[.F27];5)" office:value-type="float" office:value="0.773798618179957" calcext:value-type="float">
            <text:p/>
          </table:table-cell>
          <table:table-cell table:formula="of:=[.E27]-[.G27]" office:value-type="float" office:value="6.42069938182004" calcext:value-type="float">
            <text:p/>
          </table:table-cell>
          <table:table-cell table:style-name="ce2" table:formula="of:=[.E27]+[.G27]" office:value-type="float" office:value="7.96829661817996" calcext:value-type="float">
            <text:p/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EDIA B</text:p>
          </table:table-cell>
          <table:table-cell office:value-type="string" calcext:value-type="string">
            <text:p>DESVIACIÓN TÍPICA B</text:p>
          </table:table-cell>
          <table:table-cell office:value-type="string" calcext:value-type="string">
            <text:p>VALOR CONFIANZA B</text:p>
          </table:table-cell>
          <table:table-cell office:value-type="string" calcext:value-type="string">
            <text:p>INTERVALO CONFIANZA B(a)</text:p>
          </table:table-cell>
          <table:table-cell office:value-type="string" calcext:value-type="string">
            <text:p>INTERVALO CONFIANZA B(b)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.2238" calcext:value-type="float">
            <text:p>52.2238</text:p>
          </table:table-cell>
          <table:table-cell office:value-type="float" office:value="23.9286" calcext:value-type="float">
            <text:p>23.9286</text:p>
          </table:table-cell>
          <table:table-cell office:value-type="float" office:value="15.206" calcext:value-type="float">
            <text:p>15.206</text:p>
          </table:table-cell>
          <table:table-cell table:formula="of:=AVERAGE([.B30:.B34])" office:value-type="float" office:value="51.88186" calcext:value-type="float">
            <text:p/>
          </table:table-cell>
          <table:table-cell table:formula="of:=STDEV([.B30:.B34])" office:value-type="float" office:value="1.74716519911541" calcext:value-type="float">
            <text:p/>
          </table:table-cell>
          <table:table-cell table:formula="of:=COM.MICROSOFT.CONFIDENCE.T(0.05;[.F30];5)" office:value-type="float" office:value="2.16939212665612" calcext:value-type="float">
            <text:p/>
          </table:table-cell>
          <table:table-cell table:formula="of:=[.E30]-[.G30]" office:value-type="float" office:value="49.7124678733439" calcext:value-type="float">
            <text:p/>
          </table:table-cell>
          <table:table-cell table:style-name="ce2" table:formula="of:=[.E30]+[.G30]" office:value-type="float" office:value="54.0512521266561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.9373" calcext:value-type="float">
            <text:p>53.9373</text:p>
          </table:table-cell>
          <table:table-cell office:value-type="float" office:value="21.7751" calcext:value-type="float">
            <text:p>21.7751</text:p>
          </table:table-cell>
          <table:table-cell office:value-type="float" office:value="15.1991" calcext:value-type="float">
            <text:p>15.1991</text:p>
          </table:table-cell>
          <table:table-cell office:value-type="string" calcext:value-type="string">
            <text:p><text:s/>MEDIA C</text:p>
          </table:table-cell>
          <table:table-cell office:value-type="string" calcext:value-type="string">
            <text:p>DESVIACIÓN TÍPICA C</text:p>
          </table:table-cell>
          <table:table-cell office:value-type="string" calcext:value-type="string">
            <text:p>VALOR CONFIANZA C</text:p>
          </table:table-cell>
          <table:table-cell office:value-type="string" calcext:value-type="string">
            <text:p>INTERVALO CONFIANZA C(a)</text:p>
          </table:table-cell>
          <table:table-cell office:value-type="string" calcext:value-type="string">
            <text:p>INTERVALO CONFIANZA C(b)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.3625" calcext:value-type="float">
            <text:p>49.3625</text:p>
          </table:table-cell>
          <table:table-cell office:value-type="float" office:value="21.2438" calcext:value-type="float">
            <text:p>21.2438</text:p>
          </table:table-cell>
          <table:table-cell office:value-type="float" office:value="14.4723" calcext:value-type="float">
            <text:p>14.4723</text:p>
          </table:table-cell>
          <table:table-cell table:formula="of:=AVERAGE([.C30:.C34])" office:value-type="float" office:value="22.2898" calcext:value-type="float">
            <text:p/>
          </table:table-cell>
          <table:table-cell table:formula="of:=STDEV([.C30:.C34])" office:value-type="float" office:value="1.04343147115659" calcext:value-type="float">
            <text:p/>
          </table:table-cell>
          <table:table-cell table:formula="of:=COM.MICROSOFT.CONFIDENCE.T(0.05;[.F32];5)" office:value-type="float" office:value="1.29559129232792" calcext:value-type="float">
            <text:p/>
          </table:table-cell>
          <table:table-cell table:formula="of:=[.E32]-[.G32]" office:value-type="float" office:value="20.9942087076721" calcext:value-type="float">
            <text:p/>
          </table:table-cell>
          <table:table-cell table:style-name="ce2" table:formula="of:=[.E32]+[.G32]" office:value-type="float" office:value="23.5853912923279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.0728" calcext:value-type="float">
            <text:p>51.0728</text:p>
          </table:table-cell>
          <table:table-cell office:value-type="float" office:value="22.6427" calcext:value-type="float">
            <text:p>22.6427</text:p>
          </table:table-cell>
          <table:table-cell office:value-type="float" office:value="14.551" calcext:value-type="float">
            <text:p>14.551</text:p>
          </table:table-cell>
          <table:table-cell office:value-type="string" calcext:value-type="string">
            <text:p><text:s/>MEDIA D</text:p>
          </table:table-cell>
          <table:table-cell office:value-type="string" calcext:value-type="string">
            <text:p>DESVIACIÓN TÍPICA D</text:p>
          </table:table-cell>
          <table:table-cell office:value-type="string" calcext:value-type="string">
            <text:p>VALOR CONFIANZA D</text:p>
          </table:table-cell>
          <table:table-cell office:value-type="string" calcext:value-type="string">
            <text:p>INTERVALO CONFIANZA D(a)</text:p>
          </table:table-cell>
          <table:table-cell office:value-type="string" calcext:value-type="string">
            <text:p>INTERVALO CONFIANZA D(b)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8129" calcext:value-type="float">
            <text:p>52.8129</text:p>
          </table:table-cell>
          <table:table-cell office:value-type="float" office:value="21.8588" calcext:value-type="float">
            <text:p>21.8588</text:p>
          </table:table-cell>
          <table:table-cell office:value-type="float" office:value="14.3586" calcext:value-type="float">
            <text:p>14.3586</text:p>
          </table:table-cell>
          <table:table-cell table:formula="of:=AVERAGE([.D30:.D34])" office:value-type="float" office:value="14.7574" calcext:value-type="float">
            <text:p/>
          </table:table-cell>
          <table:table-cell table:formula="of:=STDEV([.D30:.D34])" office:value-type="float" office:value="0.412087751577258" calcext:value-type="float">
            <text:p/>
          </table:table-cell>
          <table:table-cell table:formula="of:=COM.MICROSOFT.CONFIDENCE.T(0.05;[.F34];5)" office:value-type="float" office:value="0.511674525234218" calcext:value-type="float">
            <text:p/>
          </table:table-cell>
          <table:table-cell table:formula="of:=[.E34]-[.G34]" office:value-type="float" office:value="14.2457254747658" calcext:value-type="float">
            <text:p/>
          </table:table-cell>
          <table:table-cell table:style-name="ce2" table:formula="of:=[.E34]+[.G34]" office:value-type="float" office:value="15.2690745252342" calcext:value-type="float">
            <text:p/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EDIA B</text:p>
          </table:table-cell>
          <table:table-cell office:value-type="string" calcext:value-type="string">
            <text:p>DESVIACIÓN TÍPICA B</text:p>
          </table:table-cell>
          <table:table-cell office:value-type="string" calcext:value-type="string">
            <text:p>VALOR CONFIANZA B</text:p>
          </table:table-cell>
          <table:table-cell office:value-type="string" calcext:value-type="string">
            <text:p>INTERVALO CONFIANZA B(a)</text:p>
          </table:table-cell>
          <table:table-cell office:value-type="string" calcext:value-type="string">
            <text:p>INTERVALO CONFIANZA B(b)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40034" calcext:value-type="float">
            <text:p>8.40034</text:p>
          </table:table-cell>
          <table:table-cell office:value-type="float" office:value="19.9923" calcext:value-type="float">
            <text:p>19.9923</text:p>
          </table:table-cell>
          <table:table-cell office:value-type="float" office:value="7.16607" calcext:value-type="float">
            <text:p>7.16607</text:p>
          </table:table-cell>
          <table:table-cell table:formula="of:=AVERAGE([.B37:.B41])" office:value-type="float" office:value="8.488438" calcext:value-type="float">
            <text:p/>
          </table:table-cell>
          <table:table-cell table:formula="of:=STDEV([.B37:.B41])" office:value-type="float" office:value="0.0647564701014498" calcext:value-type="float">
            <text:p/>
          </table:table-cell>
          <table:table-cell table:formula="of:=COM.MICROSOFT.CONFIDENCE.T(0.05;[.F37];5)" office:value-type="float" office:value="0.0804057775757287" calcext:value-type="float">
            <text:p/>
          </table:table-cell>
          <table:table-cell table:formula="of:=[.E37]-[.G37]" office:value-type="float" office:value="8.40803222242427" calcext:value-type="float">
            <text:p/>
          </table:table-cell>
          <table:table-cell table:style-name="ce2" table:formula="of:=[.E37]+[.G37]" office:value-type="float" office:value="8.56884377757573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4881" calcext:value-type="float">
            <text:p>8.4881</text:p>
          </table:table-cell>
          <table:table-cell office:value-type="float" office:value="20.6528" calcext:value-type="float">
            <text:p>20.6528</text:p>
          </table:table-cell>
          <table:table-cell office:value-type="float" office:value="7.07589" calcext:value-type="float">
            <text:p>7.07589</text:p>
          </table:table-cell>
          <table:table-cell office:value-type="string" calcext:value-type="string">
            <text:p><text:s/>MEDIA C</text:p>
          </table:table-cell>
          <table:table-cell office:value-type="string" calcext:value-type="string">
            <text:p>DESVIACIÓN TÍPICA C</text:p>
          </table:table-cell>
          <table:table-cell office:value-type="string" calcext:value-type="string">
            <text:p>VALOR CONFIANZA C</text:p>
          </table:table-cell>
          <table:table-cell office:value-type="string" calcext:value-type="string">
            <text:p>INTERVALO CONFIANZA C(a)</text:p>
          </table:table-cell>
          <table:table-cell office:value-type="string" calcext:value-type="string">
            <text:p>INTERVALO CONFIANZA C(b)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5246" calcext:value-type="float">
            <text:p>8.5246</text:p>
          </table:table-cell>
          <table:table-cell office:value-type="float" office:value="24.9557" calcext:value-type="float">
            <text:p>24.9557</text:p>
          </table:table-cell>
          <table:table-cell office:value-type="float" office:value="6.57427" calcext:value-type="float">
            <text:p>6.57427</text:p>
          </table:table-cell>
          <table:table-cell table:formula="of:=AVERAGE([.C37:.C41])" office:value-type="float" office:value="22.79448" calcext:value-type="float">
            <text:p/>
          </table:table-cell>
          <table:table-cell table:formula="of:=STDEV([.C37:.C41])" office:value-type="float" office:value="2.77457134382953" calcext:value-type="float">
            <text:p/>
          </table:table-cell>
          <table:table-cell table:formula="of:=COM.MICROSOFT.CONFIDENCE.T(0.05;[.F39];5)" office:value-type="float" office:value="3.44508534808096" calcext:value-type="float">
            <text:p/>
          </table:table-cell>
          <table:table-cell table:formula="of:=[.E39]-[.G39]" office:value-type="float" office:value="19.349394651919" calcext:value-type="float">
            <text:p/>
          </table:table-cell>
          <table:table-cell table:style-name="ce2" table:formula="of:=[.E39]+[.G39]" office:value-type="float" office:value="26.239565348081" calcext:value-type="float">
            <text:p/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57087" calcext:value-type="float">
            <text:p>8.57087</text:p>
          </table:table-cell>
          <table:table-cell office:value-type="float" office:value="21.9709" calcext:value-type="float">
            <text:p>21.9709</text:p>
          </table:table-cell>
          <table:table-cell office:value-type="float" office:value="6.92109" calcext:value-type="float">
            <text:p>6.92109</text:p>
          </table:table-cell>
          <table:table-cell office:value-type="string" calcext:value-type="string">
            <text:p><text:s/>MEDIA D</text:p>
          </table:table-cell>
          <table:table-cell office:value-type="string" calcext:value-type="string">
            <text:p>DESVIACIÓN TÍPICA D</text:p>
          </table:table-cell>
          <table:table-cell office:value-type="string" calcext:value-type="string">
            <text:p>VALOR CONFIANZA D</text:p>
          </table:table-cell>
          <table:table-cell office:value-type="string" calcext:value-type="string">
            <text:p>INTERVALO CONFIANZA D(a)</text:p>
          </table:table-cell>
          <table:table-cell office:value-type="string" calcext:value-type="string">
            <text:p>INTERVALO CONFIANZA D(b)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45828" calcext:value-type="float">
            <text:p>8.45828</text:p>
          </table:table-cell>
          <table:table-cell office:value-type="float" office:value="26.4007" calcext:value-type="float">
            <text:p>26.4007</text:p>
          </table:table-cell>
          <table:table-cell office:value-type="float" office:value="6.93287" calcext:value-type="float">
            <text:p>6.93287</text:p>
          </table:table-cell>
          <table:table-cell table:formula="of:=AVERAGE([.D37:.D41])" office:value-type="float" office:value="6.934038" calcext:value-type="float">
            <text:p/>
          </table:table-cell>
          <table:table-cell table:formula="of:=STDEV([.D37:.D41])" office:value-type="float" office:value="0.225589709251109" calcext:value-type="float">
            <text:p/>
          </table:table-cell>
          <table:table-cell table:formula="of:=COM.MICROSOFT.CONFIDENCE.T(0.05;[.F41];5)" office:value-type="float" office:value="0.280106620342357" calcext:value-type="float">
            <text:p/>
          </table:table-cell>
          <table:table-cell table:formula="of:=[.E41]-[.G41]" office:value-type="float" office:value="6.65393137965764" calcext:value-type="float">
            <text:p/>
          </table:table-cell>
          <table:table-cell table:style-name="ce2" table:formula="of:=[.E41]+[.G41]" office:value-type="float" office:value="7.21414462034236" calcext:value-type="float">
            <text:p/>
          </table:table-cell>
          <table:table-cell table:number-columns-repeated="5"/>
        </table:table-row>
        <table:table-row table:style-name="ro1" table:number-rows-repeated="104853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.00.0000</text:date>, <text:time style:data-style-name="N2" text:time-value="03:09:14.971248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5-05-28T03:10:42.618070039</dc:date>
    <dc:creator>Lothar </dc:creator>
    <meta:editing-duration>P0D</meta:editing-duration>
    <meta:editing-cycles>2</meta:editing-cycles>
    <meta:document-statistic meta:table-count="1" meta:cell-count="30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Experimento 1</text:p>
        </chart:title>
        <chart:subtitle svg:x="6.197cm" svg:y="1.301cm" chart:style-name="ch3">
          <text:p>Tiempo de Escritura</text:p>
        </chart:subtitle>
        <chart:legend chart:legend-position="end" svg:x="11.64cm" svg:y="3.703cm" style:legend-expansion="high" chart:style-name="ch4"/>
        <chart:plot-area chart:style-name="ch5" table:cell-range-address="Sheet1.B1:Sheet1.D6" chart:data-source-has-labels="row" svg:x="0.77cm" svg:y="2.37cm" svg:width="10.23cm" svg:height="6.03cm">
          <chartooo:coordinate-region svg:x="1.577cm" svg:y="2.57cm" svg:width="9.329cm" svg:height="5.183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6" chart:label-cell-address="Sheet1.B1:Sheet1.B1" chart:class="chart:line">
            <chart:data-point chart:repeated="5"/>
          </chart:series>
          <chart:series chart:style-name="ch9" chart:values-cell-range-address="Sheet1.C2:Sheet1.C6" chart:label-cell-address="Sheet1.C1:Sheet1.C1" chart:class="chart:line">
            <chart:data-point chart:repeated="5"/>
          </chart:series>
          <chart:series chart:style-name="ch10" chart:values-cell-range-address="Sheet1.D2:Sheet1.D6" chart:label-cell-address="Sheet1.D1:Sheet1.D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B3.0</text:p>
                <draw:g>
                  <svg:desc>Sheet1.B1:Sheet1.B1</svg:desc>
                </draw:g>
              </table:table-cell>
              <table:table-cell office:value-type="string">
                <text:p>DISCOEXTRAIBLE</text:p>
                <draw:g>
                  <svg:desc>Sheet1.C1:Sheet1.C1</svg:desc>
                </draw:g>
              </table:table-cell>
              <table:table-cell office:value-type="string">
                <text:p>USB2.0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4.827">
                <text:p>224.827</text:p>
                <draw:g>
                  <svg:desc>Sheet1.B2:Sheet1.B6</svg:desc>
                </draw:g>
              </table:table-cell>
              <table:table-cell office:value-type="float" office:value="73.0471">
                <text:p>73.0471</text:p>
                <draw:g>
                  <svg:desc>Sheet1.C2:Sheet1.C6</svg:desc>
                </draw:g>
              </table:table-cell>
              <table:table-cell office:value-type="float" office:value="253.679">
                <text:p>253.679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8.093">
                <text:p>238.093</text:p>
              </table:table-cell>
              <table:table-cell office:value-type="float" office:value="63.5761">
                <text:p>63.5761</text:p>
              </table:table-cell>
              <table:table-cell office:value-type="float" office:value="270.637">
                <text:p>270.6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.019">
                <text:p>240.019</text:p>
              </table:table-cell>
              <table:table-cell office:value-type="float" office:value="63.2625">
                <text:p>63.2625</text:p>
              </table:table-cell>
              <table:table-cell office:value-type="float" office:value="299.595">
                <text:p>299.5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.304">
                <text:p>242.304</text:p>
              </table:table-cell>
              <table:table-cell office:value-type="float" office:value="61.6963">
                <text:p>61.6963</text:p>
              </table:table-cell>
              <table:table-cell office:value-type="float" office:value="293.076">
                <text:p>293.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2.38">
                <text:p>242.38</text:p>
              </table:table-cell>
              <table:table-cell office:value-type="float" office:value="67.9739">
                <text:p>67.9739</text:p>
              </table:table-cell>
              <table:table-cell office:value-type="float" office:value="314.684">
                <text:p>314.6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22cm" svg:y="0.316cm" chart:style-name="ch2">
          <text:p>Experimento 1 </text:p>
        </chart:title>
        <chart:subtitle svg:x="6.329cm" svg:y="1.301cm" chart:style-name="ch3">
          <text:p>Tiempo de Lectura</text:p>
        </chart:subtitle>
        <chart:legend chart:legend-position="end" svg:x="11.64cm" svg:y="3.703cm" style:legend-expansion="high" chart:style-name="ch4"/>
        <chart:plot-area chart:style-name="ch5" table:cell-range-address="Sheet1.B1:Sheet1.D1 Sheet1.B9:Sheet1.D13" chart:data-source-has-labels="row" svg:x="0.77cm" svg:y="2.37cm" svg:width="10.23cm" svg:height="6.03cm">
          <chartooo:coordinate-region svg:x="1.577cm" svg:y="2.569cm" svg:width="9.329cm" svg:height="5.18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B9:Sheet1.B13" chart:label-cell-address="Sheet1.B1:Sheet1.B1" chart:class="chart:line">
            <chart:data-point chart:repeated="5"/>
          </chart:series>
          <chart:series chart:style-name="ch9" chart:values-cell-range-address="Sheet1.C9:Sheet1.C13" chart:label-cell-address="Sheet1.C1:Sheet1.C1" chart:class="chart:line">
            <chart:data-point chart:repeated="5"/>
          </chart:series>
          <chart:series chart:style-name="ch10" chart:values-cell-range-address="Sheet1.D9:Sheet1.D13" chart:label-cell-address="Sheet1.D1:Sheet1.D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B3.0</text:p>
                <draw:g>
                  <svg:desc>Sheet1.B1:Sheet1.B1</svg:desc>
                </draw:g>
              </table:table-cell>
              <table:table-cell office:value-type="string">
                <text:p>DISCOEXTRAIBLE</text:p>
                <draw:g>
                  <svg:desc>Sheet1.C1:Sheet1.C1</svg:desc>
                </draw:g>
              </table:table-cell>
              <table:table-cell office:value-type="string">
                <text:p>USB2.0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2158">
                <text:p>39.2158</text:p>
                <draw:g>
                  <svg:desc>Sheet1.B9:Sheet1.B13</svg:desc>
                </draw:g>
              </table:table-cell>
              <table:table-cell office:value-type="float" office:value="85.5879">
                <text:p>85.5879</text:p>
                <draw:g>
                  <svg:desc>Sheet1.C9:Sheet1.C13</svg:desc>
                </draw:g>
              </table:table-cell>
              <table:table-cell office:value-type="float" office:value="134.683">
                <text:p>134.683</text:p>
                <draw:g>
                  <svg:desc>Sheet1.D9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97">
                <text:p>37.97</text:p>
              </table:table-cell>
              <table:table-cell office:value-type="float" office:value="94.0525">
                <text:p>94.0525</text:p>
              </table:table-cell>
              <table:table-cell office:value-type="float" office:value="134.744">
                <text:p>134.7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489">
                <text:p>41.489</text:p>
              </table:table-cell>
              <table:table-cell office:value-type="float" office:value="96.4047">
                <text:p>96.4047</text:p>
              </table:table-cell>
              <table:table-cell office:value-type="float" office:value="141.512">
                <text:p>141.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0996">
                <text:p>40.0996</text:p>
              </table:table-cell>
              <table:table-cell office:value-type="float" office:value="90.4485">
                <text:p>90.4485</text:p>
              </table:table-cell>
              <table:table-cell office:value-type="float" office:value="140.747">
                <text:p>140.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7784">
                <text:p>38.7784</text:p>
              </table:table-cell>
              <table:table-cell office:value-type="float" office:value="93.6922">
                <text:p>93.6922</text:p>
              </table:table-cell>
              <table:table-cell office:value-type="float" office:value="142.632">
                <text:p>142.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Experimento 1</text:p>
        </chart:title>
        <chart:subtitle svg:x="5.496cm" svg:y="1.301cm" chart:style-name="ch3">
          <text:p>Tiempo de Escritura/Lectura</text:p>
        </chart:subtitle>
        <chart:legend chart:legend-position="end" svg:x="11.64cm" svg:y="3.703cm" style:legend-expansion="high" chart:style-name="ch4"/>
        <chart:plot-area chart:style-name="ch5" table:cell-range-address="Sheet1.B1:Sheet1.D1 Sheet1.B16:Sheet1.D20" chart:data-source-has-labels="row" svg:x="0.77cm" svg:y="2.37cm" svg:width="10.23cm" svg:height="6.03cm">
          <chartooo:coordinate-region svg:x="1.577cm" svg:y="2.57cm" svg:width="9.329cm" svg:height="5.183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B16:Sheet1.B20" chart:label-cell-address="Sheet1.B1:Sheet1.B1" chart:class="chart:line">
            <chart:data-point chart:repeated="5"/>
          </chart:series>
          <chart:series chart:style-name="ch9" chart:values-cell-range-address="Sheet1.C16:Sheet1.C20" chart:label-cell-address="Sheet1.C1:Sheet1.C1" chart:class="chart:line">
            <chart:data-point chart:repeated="5"/>
          </chart:series>
          <chart:series chart:style-name="ch10" chart:values-cell-range-address="Sheet1.D16:Sheet1.D20" chart:label-cell-address="Sheet1.D1:Sheet1.D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B3.0</text:p>
                <draw:g>
                  <svg:desc>Sheet1.B1:Sheet1.B1</svg:desc>
                </draw:g>
              </table:table-cell>
              <table:table-cell office:value-type="string">
                <text:p>DISCOEXTRAIBLE</text:p>
                <draw:g>
                  <svg:desc>Sheet1.C1:Sheet1.C1</svg:desc>
                </draw:g>
              </table:table-cell>
              <table:table-cell office:value-type="string">
                <text:p>USB2.0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3.8">
                <text:p>243.8</text:p>
                <draw:g>
                  <svg:desc>Sheet1.B16:Sheet1.B20</svg:desc>
                </draw:g>
              </table:table-cell>
              <table:table-cell office:value-type="float" office:value="102.44">
                <text:p>102.44</text:p>
                <draw:g>
                  <svg:desc>Sheet1.C16:Sheet1.C20</svg:desc>
                </draw:g>
              </table:table-cell>
              <table:table-cell office:value-type="float" office:value="285.791">
                <text:p>285.791</text:p>
                <draw:g>
                  <svg:desc>Sheet1.D16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1.279">
                <text:p>241.279</text:p>
              </table:table-cell>
              <table:table-cell office:value-type="float" office:value="99.1634">
                <text:p>99.1634</text:p>
              </table:table-cell>
              <table:table-cell office:value-type="float" office:value="289.434">
                <text:p>289.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.246">
                <text:p>240.246</text:p>
              </table:table-cell>
              <table:table-cell office:value-type="float" office:value="82.0654">
                <text:p>82.0654</text:p>
              </table:table-cell>
              <table:table-cell office:value-type="float" office:value="311.518">
                <text:p>311.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8.949">
                <text:p>238.949</text:p>
              </table:table-cell>
              <table:table-cell office:value-type="float" office:value="93.2141">
                <text:p>93.2141</text:p>
              </table:table-cell>
              <table:table-cell office:value-type="float" office:value="295.907">
                <text:p>295.9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2.13">
                <text:p>242.13</text:p>
              </table:table-cell>
              <table:table-cell office:value-type="float" office:value="77.5738">
                <text:p>77.5738</text:p>
              </table:table-cell>
              <table:table-cell office:value-type="float" office:value="295.404">
                <text:p>295.4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22cm" svg:y="0.316cm" chart:style-name="ch2">
          <text:p>Experimento 1 </text:p>
        </chart:title>
        <chart:subtitle svg:x="5.998cm" svg:y="1.301cm" chart:style-name="ch3">
          <text:p>Velocidad de Escritura</text:p>
        </chart:subtitle>
        <chart:legend chart:legend-position="end" svg:x="11.64cm" svg:y="3.703cm" style:legend-expansion="high" chart:style-name="ch4"/>
        <chart:plot-area chart:style-name="ch5" table:cell-range-address="Sheet1.B1:Sheet1.D1 Sheet1.B23:Sheet1.D27" chart:data-source-has-labels="row" svg:x="0.77cm" svg:y="2.37cm" svg:width="10.23cm" svg:height="6.03cm">
          <chartooo:coordinate-region svg:x="1.391cm" svg:y="2.57cm" svg:width="9.515cm" svg:height="5.183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B23:Sheet1.B27" chart:label-cell-address="Sheet1.B1:Sheet1.B1" chart:class="chart:line">
            <chart:data-point chart:repeated="5"/>
          </chart:series>
          <chart:series chart:style-name="ch9" chart:values-cell-range-address="Sheet1.C23:Sheet1.C27" chart:label-cell-address="Sheet1.C1:Sheet1.C1" chart:class="chart:line">
            <chart:data-point chart:repeated="5"/>
          </chart:series>
          <chart:series chart:style-name="ch10" chart:values-cell-range-address="Sheet1.D23:Sheet1.D27" chart:label-cell-address="Sheet1.D1:Sheet1.D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B3.0</text:p>
                <draw:g>
                  <svg:desc>Sheet1.B1:Sheet1.B1</svg:desc>
                </draw:g>
              </table:table-cell>
              <table:table-cell office:value-type="string">
                <text:p>DISCOEXTRAIBLE</text:p>
                <draw:g>
                  <svg:desc>Sheet1.C1:Sheet1.C1</svg:desc>
                </draw:g>
              </table:table-cell>
              <table:table-cell office:value-type="string">
                <text:p>USB2.0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10922">
                <text:p>9.10922</text:p>
                <draw:g>
                  <svg:desc>Sheet1.B23:Sheet1.B27</svg:desc>
                </draw:g>
              </table:table-cell>
              <table:table-cell office:value-type="float" office:value="28.0367">
                <text:p>28.0367</text:p>
                <draw:g>
                  <svg:desc>Sheet1.C23:Sheet1.C27</svg:desc>
                </draw:g>
              </table:table-cell>
              <table:table-cell office:value-type="float" office:value="8.07319">
                <text:p>8.07319</text:p>
                <draw:g>
                  <svg:desc>Sheet1.D23:Sheet1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6017">
                <text:p>8.6017</text:p>
              </table:table-cell>
              <table:table-cell office:value-type="float" office:value="32.2133">
                <text:p>32.2133</text:p>
              </table:table-cell>
              <table:table-cell office:value-type="float" office:value="7.56734">
                <text:p>7.56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53266">
                <text:p>8.53266</text:p>
              </table:table-cell>
              <table:table-cell office:value-type="float" office:value="32.373">
                <text:p>32.373</text:p>
              </table:table-cell>
              <table:table-cell office:value-type="float" office:value="6.83589">
                <text:p>6.83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5218">
                <text:p>8.45218</text:p>
              </table:table-cell>
              <table:table-cell office:value-type="float" office:value="33.1949">
                <text:p>33.1949</text:p>
              </table:table-cell>
              <table:table-cell office:value-type="float" office:value="6.98795">
                <text:p>6.98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4954">
                <text:p>8.44954</text:p>
              </table:table-cell>
              <table:table-cell office:value-type="float" office:value="30.1292">
                <text:p>30.1292</text:p>
              </table:table-cell>
              <table:table-cell office:value-type="float" office:value="6.50812">
                <text:p>6.508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9cm" svg:y="0.317cm" chart:style-name="ch2">
          <text:p>Experimento 1</text:p>
        </chart:title>
        <chart:subtitle svg:x="6.131cm" svg:y="1.301cm" chart:style-name="ch3">
          <text:p>Velocidad de Lectura</text:p>
        </chart:subtitle>
        <chart:legend chart:legend-position="end" svg:x="11.64cm" svg:y="3.703cm" style:legend-expansion="high" chart:style-name="ch4"/>
        <chart:plot-area chart:style-name="ch5" table:cell-range-address="Sheet1.B1:Sheet1.D1 Sheet1.B30:Sheet1.D34" chart:data-source-has-labels="row" svg:x="0.77cm" svg:y="2.37cm" svg:width="10.23cm" svg:height="6.03cm">
          <chartooo:coordinate-region svg:x="1.391cm" svg:y="2.569cm" svg:width="9.515cm" svg:height="5.18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B30:Sheet1.B34" chart:label-cell-address="Sheet1.B1:Sheet1.B1" chart:class="chart:line">
            <chart:data-point chart:repeated="5"/>
          </chart:series>
          <chart:series chart:style-name="ch9" chart:values-cell-range-address="Sheet1.C30:Sheet1.C34" chart:label-cell-address="Sheet1.C1:Sheet1.C1" chart:class="chart:line">
            <chart:data-point chart:repeated="5"/>
          </chart:series>
          <chart:series chart:style-name="ch10" chart:values-cell-range-address="Sheet1.D30:Sheet1.D34" chart:label-cell-address="Sheet1.D1:Sheet1.D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B3.0</text:p>
                <draw:g>
                  <svg:desc>Sheet1.B1:Sheet1.B1</svg:desc>
                </draw:g>
              </table:table-cell>
              <table:table-cell office:value-type="string">
                <text:p>DISCOEXTRAIBLE</text:p>
                <draw:g>
                  <svg:desc>Sheet1.C1:Sheet1.C1</svg:desc>
                </draw:g>
              </table:table-cell>
              <table:table-cell office:value-type="string">
                <text:p>USB2.0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2238">
                <text:p>52.2238</text:p>
                <draw:g>
                  <svg:desc>Sheet1.B30:Sheet1.B34</svg:desc>
                </draw:g>
              </table:table-cell>
              <table:table-cell office:value-type="float" office:value="23.9286">
                <text:p>23.9286</text:p>
                <draw:g>
                  <svg:desc>Sheet1.C30:Sheet1.C34</svg:desc>
                </draw:g>
              </table:table-cell>
              <table:table-cell office:value-type="float" office:value="15.206">
                <text:p>15.206</text:p>
                <draw:g>
                  <svg:desc>Sheet1.D30:Sheet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.9373">
                <text:p>53.9373</text:p>
              </table:table-cell>
              <table:table-cell office:value-type="float" office:value="21.7751">
                <text:p>21.7751</text:p>
              </table:table-cell>
              <table:table-cell office:value-type="float" office:value="15.1991">
                <text:p>15.1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3625">
                <text:p>49.3625</text:p>
              </table:table-cell>
              <table:table-cell office:value-type="float" office:value="21.2438">
                <text:p>21.2438</text:p>
              </table:table-cell>
              <table:table-cell office:value-type="float" office:value="14.4723">
                <text:p>14.4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0728">
                <text:p>51.0728</text:p>
              </table:table-cell>
              <table:table-cell office:value-type="float" office:value="22.6427">
                <text:p>22.6427</text:p>
              </table:table-cell>
              <table:table-cell office:value-type="float" office:value="14.551">
                <text:p>14.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8129">
                <text:p>52.8129</text:p>
              </table:table-cell>
              <table:table-cell office:value-type="float" office:value="21.8588">
                <text:p>21.8588</text:p>
              </table:table-cell>
              <table:table-cell office:value-type="float" office:value="14.3586">
                <text:p>14.35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9cm" svg:y="0.317cm" chart:style-name="ch2">
          <text:p>Experimento 1</text:p>
        </chart:title>
        <chart:subtitle svg:x="5.297cm" svg:y="1.301cm" chart:style-name="ch3">
          <text:p>Velocidad de Escritura/Lectura</text:p>
        </chart:subtitle>
        <chart:legend chart:legend-position="end" svg:x="11.64cm" svg:y="3.703cm" style:legend-expansion="high" chart:style-name="ch4"/>
        <chart:plot-area chart:style-name="ch5" table:cell-range-address="Sheet1.B1:Sheet1.D1 Sheet1.B37:Sheet1.D41" chart:data-source-has-labels="row" svg:x="0.77cm" svg:y="2.37cm" svg:width="10.23cm" svg:height="6.03cm">
          <chartooo:coordinate-region svg:x="1.391cm" svg:y="2.569cm" svg:width="9.515cm" svg:height="5.18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B37:Sheet1.B41" chart:label-cell-address="Sheet1.B1:Sheet1.B1" chart:class="chart:line">
            <chart:data-point chart:repeated="5"/>
          </chart:series>
          <chart:series chart:style-name="ch9" chart:values-cell-range-address="Sheet1.C37:Sheet1.C41" chart:label-cell-address="Sheet1.C1:Sheet1.C1" chart:class="chart:line">
            <chart:data-point chart:repeated="5"/>
          </chart:series>
          <chart:series chart:style-name="ch10" chart:values-cell-range-address="Sheet1.D37:Sheet1.D41" chart:label-cell-address="Sheet1.D1:Sheet1.D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B3.0</text:p>
                <draw:g>
                  <svg:desc>Sheet1.B1:Sheet1.B1</svg:desc>
                </draw:g>
              </table:table-cell>
              <table:table-cell office:value-type="string">
                <text:p>DISCOEXTRAIBLE</text:p>
                <draw:g>
                  <svg:desc>Sheet1.C1:Sheet1.C1</svg:desc>
                </draw:g>
              </table:table-cell>
              <table:table-cell office:value-type="string">
                <text:p>USB2.0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40034">
                <text:p>8.40034</text:p>
                <draw:g>
                  <svg:desc>Sheet1.B37:Sheet1.B41</svg:desc>
                </draw:g>
              </table:table-cell>
              <table:table-cell office:value-type="float" office:value="19.9923">
                <text:p>19.9923</text:p>
                <draw:g>
                  <svg:desc>Sheet1.C37:Sheet1.C41</svg:desc>
                </draw:g>
              </table:table-cell>
              <table:table-cell office:value-type="float" office:value="7.16607">
                <text:p>7.16607</text:p>
                <draw:g>
                  <svg:desc>Sheet1.D37:Sheet1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4881">
                <text:p>8.4881</text:p>
              </table:table-cell>
              <table:table-cell office:value-type="float" office:value="20.6528">
                <text:p>20.6528</text:p>
              </table:table-cell>
              <table:table-cell office:value-type="float" office:value="7.07589">
                <text:p>7.07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5246">
                <text:p>8.5246</text:p>
              </table:table-cell>
              <table:table-cell office:value-type="float" office:value="24.9557">
                <text:p>24.9557</text:p>
              </table:table-cell>
              <table:table-cell office:value-type="float" office:value="6.57427">
                <text:p>6.57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57087">
                <text:p>8.57087</text:p>
              </table:table-cell>
              <table:table-cell office:value-type="float" office:value="21.9709">
                <text:p>21.9709</text:p>
              </table:table-cell>
              <table:table-cell office:value-type="float" office:value="6.92109">
                <text:p>6.92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5828">
                <text:p>8.45828</text:p>
              </table:table-cell>
              <table:table-cell office:value-type="float" office:value="26.4007">
                <text:p>26.4007</text:p>
              </table:table-cell>
              <table:table-cell office:value-type="float" office:value="6.93287">
                <text:p>6.932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